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4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fo:padding="0.028in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C-FIN-HSTRCO-NMBRE-ARTSTCO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24" table:number-columns-spanned="2" table:number-rows-spanned="1"/>
          <table:covered-table-cell table:style-name="ce24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Fecha de fin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FEC-FIN-HSTRCO-NMBRE-ARTSTC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Punto en el tiempo en el que el nombre artístico dejó de usarse o cambió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23" table:number-columns-spanned="3" table:number-rows-spanned="1"/>
          <table:covered-table-cell table:number-columns-repeated="2" table:style-name="ce23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Fecha de fin de uso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INCO-HSTRCO-NMBRE-ARTSTCO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24" table:number-columns-spanned="2" table:number-rows-spanned="1"/>
          <table:covered-table-cell table:style-name="ce24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Fecha de inici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FEC-INCO-HSTRCO-NMBRE-ARTSTC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Punto en el tiempo en el que el nombre artístico empezó a usarse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23" table:number-columns-spanned="3" table:number-rows-spanned="1"/>
          <table:covered-table-cell table:number-columns-repeated="2" table:style-name="ce23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Fecha de inicio de uso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TXT-NMBRE-HSTRCO-NMBRE-ARTSTCO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24" table:number-columns-spanned="2" table:number-rows-spanned="1"/>
          <table:covered-table-cell table:style-name="ce24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Nombre artístic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TXT-NMBRE-HSTRCO-NMBRE-ARTSTC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Nombre artístico del artista en un momento del tiempo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23" table:number-columns-spanned="3" table:number-rows-spanned="1"/>
          <table:covered-table-cell table:number-columns-repeated="2" table:style-name="ce23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CHAR(100)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CHAR(100)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Nombre artístico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0:58:31.79302562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1:00:54.811909517</dc:date>
    <meta:print-date>2014-02-04T11:35:22</meta:print-date>
    <meta:editing-cycles>37</meta:editing-cycles>
    <meta:editing-duration>PT2H4M51S</meta:editing-duration>
    <meta:generator>LibreOffice/6.4.7.2$Linux_X86_64 LibreOffice_project/40$Build-2</meta:generator>
    <meta:document-statistic meta:table-count="3" meta:cell-count="54" meta:object-count="0"/>
  </office:meta>
</office:document-meta>
</file>